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fo:background-color="#FFF200"/>
    </style:style>
    <style:style style:name="ce8" style:family="table-cell" style:parent-style-name="Default" style:data-style-name="N0">
      <style:table-cell-properties fo:background-color="#99FFFF"/>
    </style:style>
    <style:style style:name="ce9" style:family="table-cell" style:parent-style-name="Default" style:data-style-name="N0">
      <style:table-cell-properties fo:background-color="#00CC0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style:font-name="宋体" style:font-name-asian="宋体" style:font-name-complex="宋体" style:font-family-generic="modern"/>
    </style:style>
    <style:style style:name="ce15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7新家账单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2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入住时间：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主卧01</text:p>
          </table:table-cell>
          <table:table-cell office:value-type="float" office:value="20171001" table:style-name="ce1">
            <text:p>20171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次卧02</text:p>
          </table:table-cell>
          <table:table-cell office:value-type="float" office:value="20170910" table:style-name="ce1">
            <text:p>201709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次卧03</text:p>
          </table:table-cell>
          <table:table-cell office:value-type="float" office:value="20170910" table:style-name="ce1">
            <text:p>201709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次卧05</text:p>
          </table:table-cell>
          <table:table-cell office:value-type="float" office:value="20170910" table:style-name="ce1">
            <text:p>201709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费用明细：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时间</text:p>
          </table:table-cell>
          <table:table-cell office:value-type="string" table:style-name="ce1">
            <text:p>项目</text:p>
          </table:table-cell>
          <table:table-cell office:value-type="string" table:style-name="ce1">
            <text:p>金额</text:p>
          </table:table-cell>
          <table:table-cell office:value-type="string" table:style-name="ce1">
            <text:p>支付人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71008" table:style-name="ce1">
            <text:p>20171008</text:p>
          </table:table-cell>
          <table:table-cell office:value-type="string" table:style-name="ce1">
            <text:p>电费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</text:p>
          </table:table-cell>
          <table:table-cell office:value-type="string" table:style-name="ce2">
            <text:p>水费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71013" table:style-name="ce1">
            <text:p>20171013</text:p>
          </table:table-cell>
          <table:table-cell office:value-type="string" table:style-name="ce1">
            <text:p>电费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106.25" table:style-name="ce1">
            <text:p>106.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float" office:value="20171022" table:style-name="ce1">
            <text:p>20171022</text:p>
          </table:table-cell>
          <table:table-cell office:value-type="string" table:style-name="ce1">
            <text:p>电费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106.25" table:style-name="ce3">
            <text:p>106.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71021" table:style-name="ce1">
            <text:p>20171021</text:p>
          </table:table-cell>
          <table:table-cell office:value-type="string" table:style-name="ce1">
            <text:p>墩布扫把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106.25" table:style-name="ce1">
            <text:p>106.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71020" table:style-name="ce1">
            <text:p>20171020</text:p>
          </table:table-cell>
          <table:table-cell office:value-type="string" table:style-name="ce1">
            <text:p>电费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5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106.25" table:style-name="ce1">
            <text:p>106.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171108" table:style-name="ce1">
            <text:p>20171108</text:p>
          </table:table-cell>
          <table:table-cell office:value-type="string" table:style-name="ce1">
            <text:p>电费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71111" table:style-name="ce1">
            <text:p>20171111</text:p>
          </table:table-cell>
          <table:table-cell office:value-type="string" table:style-name="ce1">
            <text:p>水费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</text:p>
          </table:table-cell>
          <table:table-cell office:value-type="string" table:style-name="ce2">
            <text:p>水费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71116" table:style-name="ce1">
            <text:p>20171116</text:p>
          </table:table-cell>
          <table:table-cell office:value-type="string" table:style-name="ce1">
            <text:p>电费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150" table:style-name="ce1">
            <text:p>150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5" table:style-name="ce1">
            <text:p>187.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float" office:value="20171120" table:style-name="ce1">
            <text:p>20171120</text:p>
          </table:table-cell>
          <table:table-cell office:value-type="string" table:style-name="ce1">
            <text:p>电费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150" table:style-name="ce1">
            <text:p>150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5" table:style-name="ce3">
            <text:p>187.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71128" table:style-name="ce1">
            <text:p>20171128</text:p>
          </table:table-cell>
          <table:table-cell office:value-type="string" table:style-name="ce1">
            <text:p>电费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3</text:p>
          </table:table-cell>
          <table:table-cell office:value-type="float" office:value="150" table:style-name="ce1">
            <text:p>150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5" table:style-name="ce1">
            <text:p>187.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合计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1"/>
          <table:table-cell office:value-type="string" table:style-name="ce1">
            <text:p>主卧05</text:p>
          </table:table-cell>
          <table:table-cell office:value-type="float" office:value="150" table:style-name="ce1">
            <text:p>150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5" table:style-name="ce1">
            <text:p>187.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600" table:style-name="ce1">
            <text:p>60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0" table:style-name="ce1">
            <text:p>7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4"/>
        </table:table-row>
        <table:table-row table:style-name="ro1">
          <table:table-cell table:number-columns-repeated="6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71204" table:style-name="ce1">
            <text:p>20171204</text:p>
          </table:table-cell>
          <table:table-cell office:value-type="string" table:style-name="ce1">
            <text:p>电费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</text:p>
          </table:table-cell>
          <table:table-cell office:value-type="string" table:style-name="ce2">
            <text:p>水费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71212" table:style-name="ce1">
            <text:p>20171212</text:p>
          </table:table-cell>
          <table:table-cell office:value-type="string" table:style-name="ce1">
            <text:p>电费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float" office:value="20171218" table:style-name="ce1">
            <text:p>20171218</text:p>
          </table:table-cell>
          <table:table-cell office:value-type="string" table:style-name="ce1">
            <text:p>电费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3">
            <text:p>3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71225" table:style-name="ce1">
            <text:p>20171225</text:p>
          </table:table-cell>
          <table:table-cell office:value-type="string" table:style-name="ce1">
            <text:p>电费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3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80103" table:style-name="ce1">
            <text:p>20180103</text:p>
          </table:table-cell>
          <table:table-cell office:value-type="string" table:style-name="ce1">
            <text:p>电费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16" table:style-name="ce4"/>
          <table:table-cell table:number-columns-repeated="16368"/>
        </table:table-row>
        <table:table-row table:style-name="ro1">
          <table:table-cell table:number-columns-repeated="6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</text:p>
          </table:table-cell>
          <table:table-cell office:value-type="string" table:style-name="ce2">
            <text:p>水费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 table:style-name="ce1"/>
        </table:table-row>
        <table:table-row table:style-name="ro1">
          <table:table-cell office:value-type="float" office:value="20180114" table:style-name="ce1">
            <text:p>20180114</text:p>
          </table:table-cell>
          <table:table-cell office:value-type="string" table:style-name="ce1">
            <text:p>电费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20180130" table:style-name="ce1">
            <text:p>20180130</text:p>
          </table:table-cell>
          <table:table-cell office:value-type="string" table:style-name="ce1">
            <text:p>电费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16384" table:style-name="ce4"/>
        </table:table-row>
        <table:table-row table:style-name="ro1">
          <table:table-cell office:value-type="float" office:value="20180221" table:style-name="ce1">
            <text:p>20180221</text:p>
          </table:table-cell>
          <table:table-cell office:value-type="string" table:style-name="ce1">
            <text:p>电费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 table:style-name="ce1"/>
        </table:table-row>
        <table:table-row table:style-name="ro1">
          <table:table-cell office:value-type="float" office:value="20180313" table:style-name="ce1">
            <text:p>20180313</text:p>
          </table:table-cell>
          <table:table-cell office:value-type="string" table:style-name="ce1">
            <text:p>电费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</text:p>
          </table:table-cell>
          <table:table-cell office:value-type="string" table:style-name="ce2">
            <text:p>水费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1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table:style-name="ce5"/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 table:style-name="ce6"/>
        </table:table-row>
        <table:table-row table:style-name="ro1">
          <table:table-cell table:number-columns-repeated="6" table:style-name="ce2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 table:style-name="ce2"/>
        </table:table-row>
        <table:table-row table:style-name="ro1">
          <table:table-cell office:value-type="float" office:value="20180417" table:style-name="ce1">
            <text:p>20180417</text:p>
          </table:table-cell>
          <table:table-cell office:value-type="string" table:style-name="ce1">
            <text:p>电费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80512" table:style-name="ce1">
            <text:p>20180512</text:p>
          </table:table-cell>
          <table:table-cell office:value-type="string" table:style-name="ce1">
            <text:p>水费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单女士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125" table:style-name="ce1">
            <text:p>125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125" table:style-name="ce1">
            <text:p>125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125" table:style-name="ce1">
            <text:p>125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-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125" table:style-name="ce1">
            <text:p>125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500" table:style-name="ce1">
            <text:p>500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7"/>
        </table:table-row>
        <table:table-row table:style-name="ro1">
          <table:table-cell office:value-type="float" office:value="20180606" table:style-name="ce1">
            <text:p>20180606</text:p>
          </table:table-cell>
          <table:table-cell office:value-type="string" table:style-name="ce1">
            <text:p>电费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1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 table:style-name="ce7"/>
          <table:table-cell table:number-columns-repeated="16369"/>
        </table:table-row>
        <table:table-row table:style-name="ro1">
          <table:table-cell office:value-type="float" office:value="20180717" table:style-name="ce1">
            <text:p>20180717</text:p>
          </table:table-cell>
          <table:table-cell office:value-type="string" table:style-name="ce1">
            <text:p>电费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针朋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20180818" table:style-name="ce7">
            <text:p>20180818</text:p>
          </table:table-cell>
          <table:table-cell office:value-type="string" table:style-name="ce7">
            <text:p>电费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吴针朋</text:p>
          </table:table-cell>
          <table:table-cell table:number-columns-repeated="2" table:style-name="ce7"/>
          <table:table-cell office:value-type="string" table:number-columns-spanned="7" table:number-rows-spanned="1" table:style-name="ce11">
            <text:p>均摊（元）</text:p>
          </table:table-cell>
          <table:covered-table-cell table:number-columns-repeated="6"/>
          <table:table-cell table:number-columns-repeated="16371" table:style-name="ce7"/>
        </table:table-row>
        <table:table-row table:style-name="ro1">
          <table:table-cell table:number-columns-repeated="6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9月7号摊完了</text:p>
          </table:table-cell>
          <table:table-cell table:number-columns-repeated="5" table:style-name="ce1"/>
          <table:table-cell office:value-type="string" table:style-name="ce1">
            <text:p>主卧0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string" table:style-name="ce1">
            <text:p>单位（元）</text:p>
          </table:table-cell>
          <table:table-cell table:number-columns-repeated="3" table:style-name="ce1"/>
          <table:table-cell office:value-type="string" table:style-name="ce2">
            <text:p>合计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80923" table:style-name="ce2">
            <text:p>20180923</text:p>
          </table:table-cell>
          <table:table-cell office:value-type="string" table:style-name="ce2">
            <text:p>电费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吴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81026" table:style-name="ce1">
            <text:p>20181026</text:p>
          </table:table-cell>
          <table:table-cell office:value-type="string" table:style-name="ce1">
            <text:p>电费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单</text:p>
          </table:table-cell>
          <table:table-cell office:value-type="string" table:style-name="ce1">
            <text:p>剩余150(电费)</text:p>
          </table:table-cell>
          <table:table-cell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81111" table:style-name="ce1">
            <text:p>20181111</text:p>
          </table:table-cell>
          <table:table-cell office:value-type="string" table:style-name="ce1">
            <text:p>水费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单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162.5" table:style-name="ce1">
            <text:p>162.5</text:p>
          </table:table-cell>
          <table:table-cell office:value-type="float" office:value="36.6" table:style-name="ce1">
            <text:p>3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.1" table:style-name="ce1">
            <text:p>199.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162.5" table:style-name="ce1">
            <text:p>162.5</text:p>
          </table:table-cell>
          <table:table-cell office:value-type="float" office:value="73.2" table:style-name="ce1">
            <text:p>7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.7" table:style-name="ce1">
            <text:p>235.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162.5" table:style-name="ce1">
            <text:p>162.5</text:p>
          </table:table-cell>
          <table:table-cell office:value-type="float" office:value="36.6" table:style-name="ce1">
            <text:p>3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.1" table:style-name="ce1">
            <text:p>199.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162.5" table:style-name="ce1">
            <text:p>162.5</text:p>
          </table:table-cell>
          <table:table-cell office:value-type="float" office:value="36.6" table:style-name="ce1">
            <text:p>3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.1" table:style-name="ce1">
            <text:p>199.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650" table:style-name="ce1">
            <text:p>650</text:p>
          </table:table-cell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3" table:style-name="ce1">
            <text:p>83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4"/>
          <table:table-cell table:number-columns-spanned="7" table:number-rows-spanned="1" table:style-name="ce12"/>
          <table:covered-table-cell table:number-columns-repeated="6"/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string" table:style-name="ce1">
            <text:p>接上次均摊费用</text:p>
          </table:table-cell>
          <table:table-cell office:value-type="float" office:value="150" table:style-name="ce1">
            <text:p>150</text:p>
          </table:table-cell>
          <table:table-cell table:number-columns-repeated="4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81118" table:style-name="ce1">
            <text:p>20181118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单女士</text:p>
          </table:table-cell>
          <table:table-cell table:number-columns-repeated="3" table:style-name="ce1"/>
          <table:table-cell office:value-type="string" table:style-name="ce1">
            <text:p>主卧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116.7" table:style-name="ce1">
            <text:p>11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.7" table:style-name="ce1">
            <text:p>116.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116.7" table:style-name="ce1">
            <text:p>11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.7" table:style-name="ce1">
            <text:p>116.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116.7" table:style-name="ce1">
            <text:p>11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.7" table:style-name="ce1">
            <text:p>116.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 table:style-name="ce7"/>
        </table:table-row>
        <table:table-row table:style-name="ro1">
          <table:table-cell office:value-type="float" office:value="20181127" table:style-name="ce1">
            <text:p>20181127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吴</text:p>
          </table:table-cell>
          <table:table-cell table:number-columns-repeated="3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81204" table:style-name="ce1">
            <text:p>20181204</text:p>
          </table:table-cell>
          <table:table-cell table:style-name="ce1"/>
          <table:table-cell office:value-type="string" table:style-name="ce1">
            <text:p>01主卧搬入</text:p>
          </table:table-cell>
          <table:table-cell office:value-type="string" table:style-name="ce1">
            <text:p>电费剩余260元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81211" table:style-name="ce1">
            <text:p>20181211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7"/>
        </table:table-row>
        <table:table-row table:style-name="ro1">
          <table:table-cell office:value-type="float" office:value="20181223" table:style-name="ce1">
            <text:p>20181223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80112" table:style-name="ce1">
            <text:p>2018011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单女士</text:p>
          </table:table-cell>
          <table:table-cell office:value-type="string" table:style-name="ce1">
            <text:p>水费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80104" table:style-name="ce1">
            <text:p>20180104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300" table:style-name="ce1">
            <text:p>3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20180114" table:style-name="ce1">
            <text:p>20180114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1200" table:style-name="ce1">
            <text:p>12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0" table:style-name="ce1">
            <text:p>140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0" table:style-name="ce7"/>
          <table:table-cell table:number-columns-repeated="16364"/>
        </table:table-row>
        <table:table-row table:style-name="ro1">
          <table:table-cell office:value-type="float" office:value="20190126" table:style-name="ce1">
            <text:p>2019012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 table:style-name="ce1"/>
        </table:table-row>
        <table:table-row table:style-name="ro1">
          <table:table-cell office:value-type="float" office:value="20190220" table:style-name="ce1">
            <text:p>2019022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 table:style-name="ce1"/>
        </table:table-row>
        <table:table-row table:style-name="ro1">
          <table:table-cell office:value-type="float" office:value="20190302" table:style-name="ce1">
            <text:p>2019030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单女士</text:p>
          </table:table-cell>
          <table:table-cell office:value-type="string" table:style-name="ce1">
            <text:p>电费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275" table:style-name="ce1">
            <text:p>275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" table:style-name="ce1">
            <text:p>335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20190311" table:style-name="ce1">
            <text:p>201903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吴</text:p>
          </table:table-cell>
          <table:table-cell office:value-type="string" table:style-name="ce1">
            <text:p>水费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275" table:style-name="ce1">
            <text:p>27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275" table:style-name="ce1">
            <text:p>27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275" table:style-name="ce1">
            <text:p>27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0" table:style-name="ce1">
            <text:p>125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16384" table:style-name="ce7"/>
        </table:table-row>
        <table:table-row table:style-name="ro1">
          <table:table-cell office:value-type="float" office:value="20190319" table:style-name="ce8">
            <text:p>20190319</text:p>
          </table:table-cell>
          <table:table-cell office:value-type="float" office:value="400" table:style-name="ce8">
            <text:p>400</text:p>
          </table:table-cell>
          <table:table-cell office:value-type="string" table:style-name="ce8">
            <text:p>吴</text:p>
          </table:table-cell>
          <table:table-cell office:value-type="string" table:style-name="ce8">
            <text:p>电费</text:p>
          </table:table-cell>
          <table:table-cell table:number-columns-spanned="1" table:number-rows-spanned="4" table:style-name="ce13"/>
          <table:table-cell table:style-name="ce1"/>
          <table:table-cell office:value-type="string" table:number-columns-spanned="7" table:number-rows-spanned="1" table:style-name="ce10">
            <text:p>均摊（时间20190318-20190518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90408" table:style-name="ce8">
            <text:p>20190408</text:p>
          </table:table-cell>
          <table:table-cell office:value-type="float" office:value="400" table:style-name="ce8">
            <text:p>400</text:p>
          </table:table-cell>
          <table:table-cell office:value-type="string" table:style-name="ce8">
            <text:p>吴</text:p>
          </table:table-cell>
          <table:table-cell office:value-type="string" table:style-name="ce8">
            <text:p>电费</text:p>
          </table:table-cell>
          <table:covered-table-cell/>
          <table:table-cell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90409" table:style-name="ce8">
            <text:p>20190409</text:p>
          </table:table-cell>
          <table:table-cell office:value-type="float" office:value="85" table:style-name="ce8">
            <text:p>85</text:p>
          </table:table-cell>
          <table:table-cell office:value-type="string" table:style-name="ce8">
            <text:p>吴</text:p>
          </table:table-cell>
          <table:table-cell office:value-type="string" table:style-name="ce8">
            <text:p>水费</text:p>
          </table:table-cell>
          <table:covered-table-cell/>
          <table:table-cell table:style-name="ce1"/>
          <table:table-cell office:value-type="string" table:style-name="ce1">
            <text:p>主卧01</text:p>
          </table:table-cell>
          <table:table-cell office:value-type="float" office:value="225" table:style-name="ce1">
            <text:p>225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502" table:style-name="ce8">
            <text:p>20190502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吴</text:p>
          </table:table-cell>
          <table:table-cell office:value-type="string" table:style-name="ce8">
            <text:p>电费</text:p>
          </table:table-cell>
          <table:covered-table-cell/>
          <table:table-cell table:style-name="ce1"/>
          <table:table-cell office:value-type="string" table:style-name="ce1">
            <text:p>主卧02</text:p>
          </table:table-cell>
          <table:table-cell office:value-type="float" office:value="225" table:style-name="ce1">
            <text:p>2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517" table:style-name="ce9">
            <text:p>20190517</text:p>
          </table:table-cell>
          <table:table-cell office:value-type="float" office:value="400" table:style-name="ce9">
            <text:p>400</text:p>
          </table:table-cell>
          <table:table-cell office:value-type="string" table:style-name="ce9">
            <text:p>单女士</text:p>
          </table:table-cell>
          <table:table-cell office:value-type="string" table:style-name="ce9">
            <text:p>电费</text:p>
          </table:table-cell>
          <table:table-cell table:number-columns-repeated="2" table:style-name="ce1"/>
          <table:table-cell office:value-type="string" table:style-name="ce1">
            <text:p>主卧03</text:p>
          </table:table-cell>
          <table:table-cell office:value-type="float" office:value="225" table:style-name="ce1">
            <text:p>2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225" table:style-name="ce1">
            <text:p>2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-158" table:style-name="ce1">
            <text:p>-158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900" table:style-name="ce1">
            <text:p>90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5" table:style-name="ce1">
            <text:p>98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 table:style-name="ce7"/>
        </table:table-row>
        <table:table-row table:style-name="ro1">
          <table:table-cell table:number-columns-repeated="6" table:style-name="ce1"/>
          <table:table-cell office:value-type="string" table:style-name="ce1">
            <text:p>说明：1.截止到20190517这个时间，咱们家一共用了电费900元，水费85元，合计985元。2. <text:s/>20190518单女士代缴400电费 3.电表中剩余的400电费在下个入住的人来时再进行均摊。</text:p>
          </table:table-cell>
          <table:table-cell table:number-columns-repeated="16377" table:style-name="ce1"/>
        </table:table-row>
        <table:table-row table:style-name="ro1">
          <table:table-cell office:value-type="float" office:value="20190517" table:style-name="ce1">
            <text:p>20190517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电费</text:p>
          </table:table-cell>
          <table:table-cell office:value-type="string" table:style-name="ce1">
            <text:p>单女士</text:p>
          </table:table-cell>
          <table:table-cell office:value-type="string" table:style-name="ce1">
            <text:p>2019518状态三家均未摊费用</text:p>
          </table:table-cell>
          <table:table-cell office:value-type="string" table:style-name="ce1">
            <text:p><text:s/>吴已经代缴</text:p>
          </table:table-cell>
          <table:table-cell office:value-type="string" table:number-columns-spanned="7" table:number-rows-spanned="1" table:style-name="ce10">
            <text:p>均摊（元）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office:value-type="float" office:value="20190629" table:style-name="ce1">
            <text:p>20190629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电费摊</text:p>
          </table:table-cell>
          <table:table-cell office:value-type="string" table:style-name="ce1">
            <text:p>三家</text:p>
          </table:table-cell>
          <table:table-cell table:number-columns-repeated="2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1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2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3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1">
            <text:p>主卧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2">
            <text:p>合计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 table:style-name="ce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2">
            <text:p>姓名\项目均摊</text:p>
          </table:table-cell>
          <table:table-cell office:value-type="string" table:style-name="ce2">
            <text:p>电费（按户算）</text:p>
          </table:table-cell>
          <table:table-cell office:value-type="string" table:style-name="ce2">
            <text:p>水费（按人算）</text:p>
          </table:table-cell>
          <table:table-cell office:value-type="string" table:style-name="ce2">
            <text:p>煤气</text:p>
          </table:table-cell>
          <table:table-cell office:value-type="string" table:style-name="ce2">
            <text:p>其他杂费</text:p>
          </table:table-cell>
          <table:table-cell office:value-type="string" table:style-name="ce2">
            <text:p>均摊</text:p>
          </table:table-cell>
          <table:table-cell office:value-type="string" table:style-name="ce1">
            <text:p>均摊支付（扣除提前垫付）</text:p>
          </table:table-cell>
          <table:table-cell table:number-columns-repeated="16371"/>
        </table:table-row>
        <table:table-row table:style-name="ro1">
          <table:table-cell office:value-type="float" office:value="20190629" table:style-name="ce1">
            <text:p>2019062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电费未摊</text:p>
          </table:table-cell>
          <table:table-cell office:value-type="string" table:style-name="ce14">
            <text:p>吴</text:p>
          </table:table-cell>
          <table:table-cell table:number-columns-repeated="2" table:style-name="ce1"/>
          <table:table-cell office:value-type="string" table:style-name="ce1">
            <text:p>主卧01</text:p>
          </table:table-cell>
          <table:table-cell office:value-type="float" office:value="262.5" table:style-name="ce1">
            <text:p>2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.5" table:style-name="ce1">
            <text:p>262.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628" table:style-name="ce1">
            <text:p>20190628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电费</text:p>
          </table:table-cell>
          <table:table-cell office:value-type="string" table:style-name="ce1">
            <text:p>吴</text:p>
          </table:table-cell>
          <table:table-cell table:number-columns-repeated="2" table:style-name="ce1"/>
          <table:table-cell office:value-type="string" table:style-name="ce1">
            <text:p>主卧02</text:p>
          </table:table-cell>
          <table:table-cell office:value-type="float" office:value="262.5" table:style-name="ce1">
            <text:p>2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269.2" table:style-name="ce1">
            <text:p>269.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629" table:style-name="ce1">
            <text:p>20190629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电费</text:p>
          </table:table-cell>
          <table:table-cell office:value-type="string" table:style-name="ce1">
            <text:p>吴</text:p>
          </table:table-cell>
          <table:table-cell table:number-columns-repeated="2" table:style-name="ce1"/>
          <table:table-cell office:value-type="string" table:style-name="ce1">
            <text:p>主卧03</text:p>
          </table:table-cell>
          <table:table-cell office:value-type="float" office:value="262.5" table:style-name="ce1">
            <text:p>2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269.2" table:style-name="ce1">
            <text:p>269.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805" table:style-name="ce1">
            <text:p>20190805</text:p>
          </table:table-cell>
          <table:table-cell office:value-type="float" office:value="200" table:style-name="ce1">
            <text:p>200</text:p>
          </table:table-cell>
          <table:table-cell office:value-type="string" table:style-name="ce14">
            <text:p>电费</text:p>
          </table:table-cell>
          <table:table-cell office:value-type="string" table:style-name="ce14">
            <text:p>吴</text:p>
          </table:table-cell>
          <table:table-cell table:number-columns-repeated="2" table:style-name="ce1"/>
          <table:table-cell office:value-type="string" table:style-name="ce1">
            <text:p>主卧05</text:p>
          </table:table-cell>
          <table:table-cell office:value-type="float" office:value="262.5" table:style-name="ce1">
            <text:p>2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269.2" table:style-name="ce1">
            <text:p>269.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827" table:style-name="ce1">
            <text:p>20190827</text:p>
          </table:table-cell>
          <table:table-cell office:value-type="float" office:value="100" table:style-name="ce1">
            <text:p>100</text:p>
          </table:table-cell>
          <table:table-cell office:value-type="string" table:style-name="ce14">
            <text:p>电费</text:p>
          </table:table-cell>
          <table:table-cell office:value-type="string" table:style-name="ce14">
            <text:p>吴</text:p>
          </table:table-cell>
          <table:table-cell table:number-columns-repeated="2" table:style-name="ce1"/>
          <table:table-cell office:value-type="string" table:style-name="ce2">
            <text:p>合计</text:p>
          </table:table-cell>
          <table:table-cell office:value-type="float" office:value="1050" table:style-name="ce1">
            <text:p>1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70" table:style-name="ce1">
            <text:p>107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0190909" table:style-name="ce1">
            <text:p>20190909</text:p>
          </table:table-cell>
          <table:table-cell office:value-type="float" office:value="100" table:style-name="ce1">
            <text:p>100</text:p>
          </table:table-cell>
          <table:table-cell office:value-type="string" table:style-name="ce14">
            <text:p>电费</text:p>
          </table:table-cell>
          <table:table-cell office:value-type="string" table:style-name="ce14">
            <text:p>吴</text:p>
          </table:table-cell>
          <table:table-cell table:number-columns-repeated="16380" table:style-name="ce1"/>
        </table:table-row>
        <table:table-row table:style-name="ro1">
          <table:table-cell office:value-type="float" office:value="20190921" table:style-name="ce1">
            <text:p>20190921</text:p>
          </table:table-cell>
          <table:table-cell office:value-type="float" office:value="100" table:style-name="ce1">
            <text:p>100</text:p>
          </table:table-cell>
          <table:table-cell office:value-type="string" table:style-name="ce14">
            <text:p>电费</text:p>
          </table:table-cell>
          <table:table-cell office:value-type="string" table:style-name="ce14">
            <text:p>吴</text:p>
          </table:table-cell>
          <table:table-cell table:number-columns-repeated="16380" table:style-name="ce1"/>
        </table:table-row>
        <table:table-row table:style-name="ro1">
          <table:table-cell office:value-type="float" office:value="20190924" table:style-name="ce1">
            <text:p>20190924</text:p>
          </table:table-cell>
          <table:table-cell office:value-type="float" office:value="20" table:style-name="ce1">
            <text:p>20</text:p>
          </table:table-cell>
          <table:table-cell office:value-type="string" table:style-name="ce14">
            <text:p>扫把</text:p>
          </table:table-cell>
          <table:table-cell office:value-type="string" table:style-name="ce14">
            <text:p>吴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5"/>
        </table:table-row>
        <table:table-row table:number-rows-repeated="1048418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p</dc:creator>
    <meta:creation-date>2009-04-16T11:32:48Z</meta:creation-date>
    <dc:date>2019-09-29T02:10:14Z</dc:date>
    <meta:editing-cycles>72</meta:editing-cycles>
    <meta:editing-duration>PT15618S</meta:editing-duration>
    <meta:user-defined meta:name="Info 1"/>
    <meta:user-defined meta:name="Info 2"/>
    <meta:user-defined meta:name="Info 3"/>
    <meta:user-defined meta:name="Info 4"/>
  </office:meta>
</office:document-meta>
</file>